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7.65189743" calcext:value-type="float">
            <text:p>47,65189743</text:p>
          </table:table-cell>
          <table:table-cell office:value-type="float" office:value="7.925625426E-027" calcext:value-type="float">
            <text:p>7,93E-027</text:p>
          </table:table-cell>
          <table:table-cell office:value-type="float" office:value="4.094542503" calcext:value-type="float">
            <text:p>4,094542503</text:p>
          </table:table-cell>
          <table:table-cell table:style-name="ce2" table:formula="of:=([.E3]-[.E2])/[.E2]" office:value-type="float" office:value="0.00157697826281166" calcext:value-type="float">
            <text:p>0,00157697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49" calcext:value-type="float">
            <text:p>68049</text:p>
          </table:table-cell>
          <table:table-cell office:value-type="float" office:value="52.76638412" calcext:value-type="float">
            <text:p>52,76638412</text:p>
          </table:table-cell>
          <table:table-cell office:value-type="float" office:value="1.091182091E-020" calcext:value-type="float">
            <text:p>1,09E-020</text:p>
          </table:table-cell>
          <table:table-cell office:value-type="float" office:value="2.890457869" calcext:value-type="float">
            <text:p>2,89045786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49" calcext:value-type="float">
            <text:p>68049</text:p>
          </table:table-cell>
          <table:table-cell office:value-type="float" office:value="52.81638718" calcext:value-type="float">
            <text:p>52,81638718</text:p>
          </table:table-cell>
          <table:table-cell office:value-type="float" office:value="1.149816514E-020" calcext:value-type="float">
            <text:p>1,15E-020</text:p>
          </table:table-cell>
          <table:table-cell office:value-type="float" office:value="2.891785145" calcext:value-type="float">
            <text:p>2,891785145</text:p>
          </table:table-cell>
          <table:table-cell table:formula="of:=([.E5]-[.E4])/[.E4]" office:value-type="float" office:value="0.000459192301065864" calcext:value-type="float">
            <text:p>0,00045919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078" calcext:value-type="float">
            <text:p>68078</text:p>
          </table:table-cell>
          <table:table-cell office:value-type="float" office:value="53.59579086" calcext:value-type="float">
            <text:p>53,59579086</text:p>
          </table:table-cell>
          <table:table-cell office:value-type="float" office:value="9.432103951E-018" calcext:value-type="float">
            <text:p>9,43E-018</text:p>
          </table:table-cell>
          <table:table-cell office:value-type="float" office:value="2.344643354" calcext:value-type="float">
            <text:p>2,34464335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078" calcext:value-type="float">
            <text:p>68078</text:p>
          </table:table-cell>
          <table:table-cell office:value-type="float" office:value="52.82273483" calcext:value-type="float">
            <text:p>52,82273483</text:p>
          </table:table-cell>
          <table:table-cell office:value-type="float" office:value="8.322805119E-018" calcext:value-type="float">
            <text:p>8,32E-018</text:p>
          </table:table-cell>
          <table:table-cell office:value-type="float" office:value="2.346728086" calcext:value-type="float">
            <text:p>2,346728086</text:p>
          </table:table-cell>
          <table:table-cell table:style-name="ce3" table:formula="of:=([.E7]-[.E6])/[.E6]" office:value-type="float" office:value="0.000889146742272575" calcext:value-type="float">
            <text:p>0,00088914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50" calcext:value-type="float">
            <text:p>68150</text:p>
          </table:table-cell>
          <table:table-cell office:value-type="float" office:value="53.0151329" calcext:value-type="float">
            <text:p>53,0151329</text:p>
          </table:table-cell>
          <table:table-cell office:value-type="float" office:value="7.052706015E-016" calcext:value-type="float">
            <text:p>7,05E-016</text:p>
          </table:table-cell>
          <table:table-cell office:value-type="float" office:value="2.012160301" calcext:value-type="float">
            <text:p>2,01216030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50" calcext:value-type="float">
            <text:p>68150</text:p>
          </table:table-cell>
          <table:table-cell office:value-type="float" office:value="52.94707108" calcext:value-type="float">
            <text:p>52,94707108</text:p>
          </table:table-cell>
          <table:table-cell office:value-type="float" office:value="7.714482798E-016" calcext:value-type="float">
            <text:p>7,71E-016</text:p>
          </table:table-cell>
          <table:table-cell office:value-type="float" office:value="2.01453948" calcext:value-type="float">
            <text:p>2,01453948</text:p>
          </table:table-cell>
          <table:table-cell table:style-name="ce3" table:formula="of:=([.E9]-[.E8])/[.E8]" office:value-type="float" office:value="0.00118240032805399" calcext:value-type="float">
            <text:p>0,00118240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282" calcext:value-type="float">
            <text:p>68282</text:p>
          </table:table-cell>
          <table:table-cell office:value-type="float" office:value="53.00600052" calcext:value-type="float">
            <text:p>53,00600052</text:p>
          </table:table-cell>
          <table:table-cell office:value-type="float" office:value="0.0000000000001588618018" calcext:value-type="float">
            <text:p>1,59E-013</text:p>
          </table:table-cell>
          <table:table-cell office:value-type="float" office:value="1.779700756" calcext:value-type="float">
            <text:p>1,77970075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282" calcext:value-type="float">
            <text:p>68282</text:p>
          </table:table-cell>
          <table:table-cell office:value-type="float" office:value="53.2471962" calcext:value-type="float">
            <text:p>53,2471962</text:p>
          </table:table-cell>
          <table:table-cell office:value-type="float" office:value="0.0000000000001584468911" calcext:value-type="float">
            <text:p>1,58E-013</text:p>
          </table:table-cell>
          <table:table-cell office:value-type="float" office:value="1.781313539" calcext:value-type="float">
            <text:p>1,781313539</text:p>
          </table:table-cell>
          <table:table-cell table:style-name="ce3" table:formula="of:=([.E11]-[.E10])/[.E10]" office:value-type="float" office:value="0.000906210212342078" calcext:value-type="float">
            <text:p>0,00090621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5" calcext:value-type="float">
            <text:p>68425</text:p>
          </table:table-cell>
          <table:table-cell office:value-type="float" office:value="26.43851471" calcext:value-type="float">
            <text:p>26,43851471</text:p>
          </table:table-cell>
          <table:table-cell office:value-type="float" office:value="0.0000000000005915744782" calcext:value-type="float">
            <text:p>5,92E-013</text:p>
          </table:table-cell>
          <table:table-cell office:value-type="float" office:value="1.603805423" calcext:value-type="float">
            <text:p>1,60380542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25" calcext:value-type="float">
            <text:p>68425</text:p>
          </table:table-cell>
          <table:table-cell office:value-type="float" office:value="34.56559372" calcext:value-type="float">
            <text:p>34,56559372</text:p>
          </table:table-cell>
          <table:table-cell office:value-type="float" office:value="0.0000000000005836859316" calcext:value-type="float">
            <text:p>5,84E-013</text:p>
          </table:table-cell>
          <table:table-cell office:value-type="float" office:value="1.604055405" calcext:value-type="float">
            <text:p>1,604055405</text:p>
          </table:table-cell>
          <table:table-cell table:formula="of:=([.E13]-[.E12])/[.E12]" office:value-type="float" office:value="0.000155868035121319" calcext:value-type="float">
            <text:p>0,00015586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463" calcext:value-type="float">
            <text:p>68463</text:p>
          </table:table-cell>
          <table:table-cell office:value-type="float" office:value="25.70316124" calcext:value-type="float">
            <text:p>25,70316124</text:p>
          </table:table-cell>
          <table:table-cell office:value-type="float" office:value="0.00000000006118164309" calcext:value-type="float">
            <text:p>6,12E-011</text:p>
          </table:table-cell>
          <table:table-cell office:value-type="float" office:value="1.4644593" calcext:value-type="float">
            <text:p>1,464459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463" calcext:value-type="float">
            <text:p>68463</text:p>
          </table:table-cell>
          <table:table-cell office:value-type="float" office:value="26.8306675" calcext:value-type="float">
            <text:p>26,8306675</text:p>
          </table:table-cell>
          <table:table-cell office:value-type="float" office:value="0.0000000000610985984" calcext:value-type="float">
            <text:p>6,11E-011</text:p>
          </table:table-cell>
          <table:table-cell office:value-type="float" office:value="1.465810061" calcext:value-type="float">
            <text:p>1,465810061</text:p>
          </table:table-cell>
          <table:table-cell table:formula="of:=([.E15]-[.E14])/[.E14]" office:value-type="float" office:value="0.000922361584238011" calcext:value-type="float">
            <text:p>0,00092236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72" calcext:value-type="float">
            <text:p>68672</text:p>
          </table:table-cell>
          <table:table-cell office:value-type="float" office:value="54.26215744" calcext:value-type="float">
            <text:p>54,26215744</text:p>
          </table:table-cell>
          <table:table-cell office:value-type="float" office:value="0.0000000006513656836" calcext:value-type="float">
            <text:p>6,51E-010</text:p>
          </table:table-cell>
          <table:table-cell office:value-type="float" office:value="1.353728771" calcext:value-type="float">
            <text:p>1,35372877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672" calcext:value-type="float">
            <text:p>68672</text:p>
          </table:table-cell>
          <table:table-cell office:value-type="float" office:value="50.42277527" calcext:value-type="float">
            <text:p>50,42277527</text:p>
          </table:table-cell>
          <table:table-cell office:value-type="float" office:value="0.0000000006511693407" calcext:value-type="float">
            <text:p>6,51E-010</text:p>
          </table:table-cell>
          <table:table-cell office:value-type="float" office:value="1.353918791" calcext:value-type="float">
            <text:p>1,353918791</text:p>
          </table:table-cell>
          <table:table-cell table:formula="of:=([.E17]-[.E16])/[.E16]" office:value-type="float" office:value="0.000140367852165411" calcext:value-type="float">
            <text:p>0,000140367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682" calcext:value-type="float">
            <text:p>68682</text:p>
          </table:table-cell>
          <table:table-cell office:value-type="float" office:value="130.5177002" calcext:value-type="float">
            <text:p>130,5177002</text:p>
          </table:table-cell>
          <table:table-cell office:value-type="float" office:value="0.000000005065669217" calcext:value-type="float">
            <text:p>5,07E-009</text:p>
          </table:table-cell>
          <table:table-cell office:value-type="float" office:value="1.259712577" calcext:value-type="float">
            <text:p>1,25971257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682" calcext:value-type="float">
            <text:p>68682</text:p>
          </table:table-cell>
          <table:table-cell office:value-type="float" office:value="155.375061" calcext:value-type="float">
            <text:p>155,375061</text:p>
          </table:table-cell>
          <table:table-cell office:value-type="float" office:value="0.000000005064955122" calcext:value-type="float">
            <text:p>5,06E-009</text:p>
          </table:table-cell>
          <table:table-cell office:value-type="float" office:value="1.26009047" calcext:value-type="float">
            <text:p>1,26009047</text:p>
          </table:table-cell>
          <table:table-cell table:style-name="ce3" table:formula="of:=([.E19]-[.E18])/[.E18]" office:value-type="float" office:value="0.000299983509651042" calcext:value-type="float">
            <text:p>0,00029998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691" calcext:value-type="float">
            <text:p>68691</text:p>
          </table:table-cell>
          <table:table-cell office:value-type="float" office:value="153.3102417" calcext:value-type="float">
            <text:p>153,3102417</text:p>
          </table:table-cell>
          <table:table-cell office:value-type="float" office:value="0.00000003027853523" calcext:value-type="float">
            <text:p>3,03E-008</text:p>
          </table:table-cell>
          <table:table-cell office:value-type="float" office:value="1.179647446" calcext:value-type="float">
            <text:p>1,17964744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691" calcext:value-type="float">
            <text:p>68691</text:p>
          </table:table-cell>
          <table:table-cell office:value-type="float" office:value="221.1451416" calcext:value-type="float">
            <text:p>221,1451416</text:p>
          </table:table-cell>
          <table:table-cell office:value-type="float" office:value="0.00000003020356587" calcext:value-type="float">
            <text:p>3,02E-008</text:p>
          </table:table-cell>
          <table:table-cell office:value-type="float" office:value="1.181543112" calcext:value-type="float">
            <text:p>1,181543112</text:p>
          </table:table-cell>
          <table:table-cell table:style-name="ce3" table:formula="of:=([.E21]-[.E20])/[.E20]" office:value-type="float" office:value="0.00160697673396227" calcext:value-type="float">
            <text:p>0,001606976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789" calcext:value-type="float">
            <text:p>68789</text:p>
          </table:table-cell>
          <table:table-cell office:value-type="float" office:value="221.1977081" calcext:value-type="float">
            <text:p>221,1977081</text:p>
          </table:table-cell>
          <table:table-cell office:value-type="float" office:value="0.00000003217443378" calcext:value-type="float">
            <text:p>3,22E-008</text:p>
          </table:table-cell>
          <table:table-cell office:value-type="float" office:value="1.109057307" calcext:value-type="float">
            <text:p>1,10905730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13948556168422" calcext:value-type="float">
            <text:p>0,0008139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2T08:13:32.311831277</dc:date>
    <meta:document-statistic meta:table-count="1" meta:cell-count="121" meta:object-count="0"/>
    <meta:generator>LibreOffice/4.1.4.2$Linux_X86_64 LibreOffice_project/410m0$Build-2</meta:generator>
  </office:meta>
</office:document-meta>
</file>